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span text:style-name="rststyle-whitespace"> </text:span>
      <text:span text:style-name="rststyle-whitespace"> </text:span>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span text:style-name="rststyle-whitespace"> </text:span>
        <text:span text:style-name="rststyle-whitespace"> </text:span>
        <text:span text:style-name="rststyle-whitespace"> </text:span>
        <text:span text:style-name="rststyle-whitespace"> </text:span>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span text:style-name="rststyle-whitespace"> </text:span>
        <text:span text:style-name="rststyle-whitespace"> </text:span>
        <text:span text:style-name="rststyle-whitespace"> </text:span>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lreadline"</text:span>
          </text:span>
        </text:span>
        <text:span text:style-name="rststyle-whitespace">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Namespace kavramı</text:h>
        <text:p text:style-name="rststyle-textbody">Valada kodları alan adlarına bölerek yazmamız mümkündür. Bu sayede alan adı içine tanımladığımız fonksiyonları alan adı ile beraber çağırarak kullanabiliriz. Bunun için <text:span text:style-name="rststyle-strong">namespace {}</text:span> ifadesi kullanılır.</text:p>
        <ns0:p ns0:style-name="rststyle-codeblock">namespace test {<ns0:line-break/><ns0:s ns0:c="4"/>void print(){<ns0:line-break/><ns0:s ns0:c="8"/>stdout.printf("Test");<ns0:line-break/><ns0:s ns0:c="4"/>}<ns0:line-break/>}<ns0:line-break/>...<ns0:line-break/>int main(string[] args){<ns0:line-break/><ns0:s ns0:c="4"/>test.print();<ns0:line-break/>}</ns0:p>
        <text:span text:style-name="rststyle-keyword">
          <text:span text:style-name="rststyle-namespace">namespace</text:span>
        </text:span>
        <text:span text:style-name="rststyle-whitespace"> </text:span>
        <text:span text:style-name="rststyle-name">
          <text:span text:style-name="rststyle-namespace">test</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Namespace iç içe tanımlanabilir.</text:p>
        <ns0:p ns0:style-name="rststyle-codeblock">namespace test1 {<ns0:line-break/><ns0:s ns0:c="4"/>namespace test2 {<ns0:line-break/><ns0:s ns0:c="8"/>void print(){<ns0:line-break/><ns0:s ns0:c="12"/>stdout.printf("Test");<ns0:line-break/><ns0:s ns0:c="8"/>}<ns0:line-break/><ns0:s ns0:c="4"/>}<ns0:line-break/>}<ns0:line-break/>...<ns0:line-break/>int main(string[] args){<ns0:line-break/><ns0:s ns0:c="4"/>test1.test2.print();<ns0:line-break/>}</ns0:p>
        <text:span text:style-name="rststyle-keyword">
          <text:span text:style-name="rststyle-namespace">namespace</text:span>
        </text:span>
        <text:span text:style-name="rststyle-whitespace"> </text:span>
        <text:span text:style-name="rststyle-name">
          <text:span text:style-name="rststyle-namespace">test1</text:span>
        </text:span>
        <text:span text:style-name="rststyle-whitespace"> </text:span>
        <text:span text:style-name="rststyle-punctuation">{</text:span>
        <text:span text:style-name="rststyle-whitespace">
    </text:span>
        <text:span text:style-name="rststyle-keyword">
          <text:span text:style-name="rststyle-namespace">namespace</text:span>
        </text:span>
        <text:span text:style-name="rststyle-whitespace"> </text:span>
        <text:span text:style-name="rststyle-name">
          <text:span text:style-name="rststyle-namespace">test2</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1</text:span>
        <text:span text:style-name="rststyle-punctuation">.</text:span>
        <text:span text:style-name="rststyle-name">test2</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Bir namespace alanını kaynak kodda içeri aktararak kullanmak için <text:span text:style-name="rststyle-strong">using</text:span> ifadesi kullanılır.
Bu ifade sayesinde belirtilen alan adındaki tüm fonksiyonlar kaynak kodda doğrudan kullanılabilir hale gelir.</text:p>
        <ns0:p ns0:style-name="rststyle-codeblock">using Gtk;<ns0:line-break/><ns0:line-break/>int main(string[] args){<ns0:line-break/><ns0:s ns0:c="4"/>// İsterseniz yine de namespace adı ile kullanabiliriz.<ns0:line-break/><ns0:s ns0:c="4"/>Gtk.init (ref args);<ns0:line-break/><ns0:s ns0:c="4"/>// Gtk.Window yerine Window kullanabiliriz.<ns0:line-break/><ns0:s ns0:c="4"/>var win = new Window();<ns0:line-break/><ns0:s ns0:c="4"/>// Şununla aynı anlama gelir<ns0:line-break/><ns0:s ns0:c="4"/>// var win = new Gtk.Window();<ns0:line-break/><ns0:s ns0:c="4"/>...<ns0:line-break/><ns0:s ns0:c="4"/>// Aynı isimde var olan bir fonksiyonu namespace adı olmadan kullanmak mümkün değildir.<ns0:line-break/><ns0:s ns0:c="4"/>Gtk.main ();<ns0:line-break/><ns0:s ns0:c="4"/>return 0;<ns0:line-break/>}</ns0:p>
        <text:span text:style-name="rststyle-keyword">
          <text:span text:style-name="rststyle-namespace">using</text:span>
        </text:span>
        <text:span text:style-name="rststyle-whitespace"> </text:span>
        <text:span text:style-name="rststyle-name">
          <text:span text:style-name="rststyle-namespace">Gtk</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İsterseniz yine de namespace adı ile kullanabiliriz.
</text:span>
        </text:span>
        <text:span text:style-name="rststyle-whitespace">    </text:span>
        <text:span text:style-name="rststyle-name">Gtk</text:span>
        <text:span text:style-name="rststyle-punctuation">.</text:span>
        <text:span text:style-name="rststyle-name">init</text:span>
        <text:span text:style-name="rststyle-whitespace"> </text:span>
        <text:span text:style-name="rststyle-punctuation">(</text:span>
        <text:span text:style-name="rststyle-keyword">
          <text:span text:style-name="rststyle-declaration">ref</text:span>
        </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Gtk.Window yerine Window kullanabiliriz.
</text:span>
        </text:span>
        <text:span text:style-name="rststyle-whitespace">    </text:span>
        <text:span text:style-name="rststyle-keyword">
          <text:span text:style-name="rststyle-declaration">var</text:span>
        </text:span>
        <text:span text:style-name="rststyle-whitespace"> </text:span>
        <text:span text:style-name="rststyle-name">win</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indow</text:span>
        <text:span text:style-name="rststyle-punctuation">();</text:span>
        <text:span text:style-name="rststyle-whitespace">
    </text:span>
        <text:span text:style-name="rststyle-comment">
          <text:span text:style-name="rststyle-single">// Şununla aynı anlama gelir
</text:span>
        </text:span>
        <text:span text:style-name="rststyle-whitespace">    </text:span>
        <text:span text:style-name="rststyle-comment">
          <text:span text:style-name="rststyle-single">// var win = new Gtk.Window();
</text:span>
        </text:span>
        <text:span text:style-name="rststyle-whitespace">    </text:span>
        <text:span text:style-name="rststyle-punctuation">...</text:span>
        <text:span text:style-name="rststyle-whitespace">
    </text:span>
        <text:span text:style-name="rststyle-comment">
          <text:span text:style-name="rststyle-single">// Aynı isimde var olan bir fonksiyonu namespace adı olmadan kullanmak mümkün değildir.
</text:span>
        </text:span>
        <text:span text:style-name="rststyle-whitespace">    </text:span>
        <text:span text:style-name="rststyle-name">Gtk</text:span>
        <text:span text:style-name="rststyle-punctuation">.</text:span>
        <text:span text:style-name="rststyle-name">mai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Sınıfları tanımlarken namespace belirterek tanımlamak mümkündür.
Bunun için sınıfın adının başına namespace adını belirtmek yeterlidir.</text:p>
        <ns0:p ns0:style-name="rststyle-codeblock">public class test.cls {<ns0:line-break/><ns0:s ns0:c="4"/>public void print(){<ns0:line-break/><ns0:s ns0:c="8"/>stdout.printf("Test");<ns0:line-break/><ns0:s ns0:c="4"/>}<ns0:line-break/>}<ns0:line-break/>...<ns0:line-break/>int main(string[] args){<ns0:line-break/><ns0:s ns0:c="4"/>var tcls = new test.cls();<ns0:line-break/><ns0:s ns0:c="4"/>tcls.print();<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punctuation">.</text:span>
        <text:span text:style-name="rststyle-name">cls</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cls</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name">cls</text:span>
        <text:span text:style-name="rststyle-punctuation">();</text:span>
        <text:span text:style-name="rststyle-whitespace">
    </text:span>
        <text:span text:style-name="rststyle-name">tcls</text:span>
        <text:span text:style-name="rststyle-punctuation">.</text:span>
        <text:span text:style-name="rststyle-name">print</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4"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Önce C koduna çevirelim<ns0:line-break/>$ valac -C -H libtest.h --vapi libtest.vapi library.vala<ns0:line-break/># Sonra gcc ile derleyelim.<ns0:line-break/>$ gcc library.c -o libtest.so -shared \<ns0:line-break/><ns0:s ns0:c="4"/>`pkg-config --cflags --libs glib-2.0` -fPIC</ns0:p>
        <text:span text:style-name="rststyle-comment">
          <text:span text:style-name="rststyle-single"># Önce C koduna çevir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Sonra gcc ile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Alternatif olarak aşağıdaki gibi de derleyebilirsiniz. Bu durumda C kaynak koduna çevirmeye gerek kalmadan kütüphanemiz derlenmiş olur.</text:p>
        <ns0:p ns0:style-name="rststyle-codeblock">$ valac -H libtest.h --vapi libtest.vapi \<ns0:line-break/><ns0:s ns0:c="4"/>-o libtest.so -X -shared -X -fPIC library.val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5" text:style-name="Sect1">
        <text:h text:outline-level="1" text:style-name="rststyle-heading1">Gobject oluşturma</text:h>
        <text:p text:style-name="rststyle-textbody">Gobject kulanarak yazdığımız kütüphaneyi farklı dillerde kullanmamız mümkündür.
Bunun için önce aşağıdaki gibi bir kaynak kodumuz olsun. Burada bin namespace tanımlayalım.</text:p>
        <ns0:p ns0:style-name="rststyle-codeblock">namespace hello {<ns0:line-break/><ns0:s ns0:c="4"/>public void print(){<ns0:line-break/><ns0:s ns0:c="8"/>stdout.printf("Hello World\n");<ns0:line-break/><ns0:s ns0:c="4"/>}<ns0:line-break/>}</ns0:p>
        <text:span text:style-name="rststyle-keyword">
          <text:span text:style-name="rststyle-namespace">namespace</text:span>
        </text:span>
        <text:span text:style-name="rststyle-whitespace"> </text:span>
        <text:span text:style-name="rststyle-name">
          <text:span text:style-name="rststyle-namespace">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literal">
          <text:span text:style-name="rststyle-string">
            <text:span text:style-name="rststyle-escape">\n</text:span>
          </text:span>
        </text:span>
        <text:span text:style-name="rststyle-literal">
          <text:span text:style-name="rststyle-string">"</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Şimdi bu kodu aşağıdaki gibi derleyelim.</text:p>
        <ns0:p ns0:style-name="rststyle-codeblock"># Önce C koduna çevirelim ve gir dosyası oluşturalım.<ns0:line-break/>$ valac -C main.vala \<ns0:line-break/><ns0:s ns0:c="4"/>--gir=hello-1.0.gir \<ns0:line-break/><ns0:s ns0:c="4"/>--library=hello \<ns0:line-break/><ns0:s ns0:c="4"/>-H libhello.h<ns0:line-break/># C kodunu derleyelim.<ns0:line-break/>$ gcc main.c -o main -shared \<ns0:line-break/><ns0:s ns0:c="4"/>`pkg-config --cflags --libs glib-2.0` -fPIC</ns0:p>
        <text:span text:style-name="rststyle-comment">
          <text:span text:style-name="rststyle-single"># Önce C koduna çevirelim ve gir dosyası oluşturalım.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comment">
          <text:span text:style-name="rststyle-single"># C kodunu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rada yazdığımız nameplace alanına ait fonksiyonları ve sınıfları parametreleri ile birlikte listeleyen şablonumuz oluşmuş oldu.
Şimdi bu şablondan typelib dosyası oluşturalım.</text:p>
        <ns0:p ns0:style-name="rststyle-codeblock">$ g-ir-compiler hello-1.0.gir --shared-library=libhello --output=hello-1.0.typelib</ns0:p>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Son olarak dosyaları sistemimize kuralım.</text:p>
        <ns0:p ns0:style-name="rststyle-codeblock">$ install libhello.so /usr/lib/<ns0:line-break/>$ install hello-1.0.typelib /usr/share/girepository-1.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nun yerine aşağıdaki 2 çevresel değişkeni ayarlayarak test etmemiz mümkün dür.</text:p>
        <text:p text:style-name="rststyle-blockquote">$ export GI_REPOSITORY_PATH=/home/user/gobject-ornek
$ export LD_LIBRARY_PATH=/home/user/gobject-ornek</text:p>
        <text:p text:style-name="rststyle-textbody">Şimdi yazdığımız kütüphaneyi python ile çalıştıralım. Bunun için aşağıdaki gibi bir python kodu yazabiliriz.</text:p>
        <ns0:p ns0:style-name="rststyle-codeblock">import gi<ns0:line-break/>gi.require_version('hello', '1.0')<ns0:line-break/>from gi.repository import hello<ns0:line-break/>hello.print()</ns0:p>
        <text:span text:style-name="rststyle-keyword">
          <text:span text:style-name="rststyle-namespace">import</text:span>
        </text:span>
        <text:span text:style-name="rststyle-whitespace"> </text:span>
        <text:span text:style-name="rststyle-name">
          <text:span text:style-name="rststyle-namespace">gi</text:span>
        </text:span>
        <text:span text:style-name="rststyle-whitespace">
</text:span>
        <text:span text:style-name="rststyle-name">gi</text:span>
        <text:span text:style-name="rststyle-operator">.</text:span>
        <text:span text:style-name="rststyle-name">require_version</text:span>
        <text:span text:style-name="rststyle-punctuation">(</text:span>
        <text:span text:style-name="rststyle-literal">
          <text:span text:style-name="rststyle-string">
            <text:span text:style-name="rststyle-single">'hello'</text:span>
          </text:span>
        </text:span>
        <text:span text:style-name="rststyle-punctuation">,</text:span>
        <text:span text:style-name="rststyle-literal">
          <text:span text:style-name="rststyle-string">
            <text:span text:style-name="rststyle-single">'1.0'</text:span>
          </text:span>
        </text:span>
        <text:span text:style-name="rststyle-punctuation">)</text:span>
        <text:span text:style-name="rststyle-whitespace">
</text:span>
        <text:span text:style-name="rststyle-keyword">
          <text:span text:style-name="rststyle-namespace">from</text:span>
        </text:span>
        <text:span text:style-name="rststyle-whitespace"> </text:span>
        <text:span text:style-name="rststyle-name">
          <text:span text:style-name="rststyle-namespace">gi.repository</text:span>
        </text:span>
        <text:span text:style-name="rststyle-whitespace"> </text:span>
        <text:span text:style-name="rststyle-keyword">
          <text:span text:style-name="rststyle-namespace">import</text:span>
        </text:span>
        <text:span text:style-name="rststyle-name">hello</text:span>
        <text:span text:style-name="rststyle-whitespace">
</text:span>
        <text:span text:style-name="rststyle-name">hello</text:span>
        <text:span text:style-name="rststyle-operator">.</text:span>
        <text:span text:style-name="rststyle-name">print</text:span>
        <text:span text:style-name="rststyle-punctuation">()</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04-27T15:33:53</meta:creation-date>
    <dc:creator>a</dc:creator>
    <dc:date>2025-04-27T15:33:53</dc:date>
    <dc:language>en-US</dc:language>
    <meta:editing-cycles>1</meta:editing-cycles>
    <meta:editing-duration>PT00M01S</meta:editing-duration>
    <dc:title>Vala dersi</dc:title>
  </office:meta>
</office:document-meta>
</file>